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200000025804B85CB0.png"/>
  <manifest:file-entry manifest:media-type="image/png" manifest:full-path="Pictures/100002010000032000000258EC4F5767.png"/>
  <manifest:file-entry manifest:media-type="image/png" manifest:full-path="Pictures/100002010000032000000258BDDE37EF.png"/>
  <manifest:file-entry manifest:media-type="image/png" manifest:full-path="Pictures/100002010000032000000258CB0862F6.png"/>
  <manifest:file-entry manifest:media-type="image/png" manifest:full-path="Pictures/1000020100000320000002587E2EF415.png"/>
  <manifest:file-entry manifest:media-type="image/png" manifest:full-path="Pictures/1000020100000320000002580D73D2B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5.7866in" svg:height="4.3398in" draw:z-index="0"><draw:image xlink:href="Pictures/100002010000032000000258BDDE37EF.png" xlink:type="simple" xlink:show="embed" xlink:actuate="onLoad"/></draw:frame></text:p>
      <text:p text:style-name="Standard"><draw:frame draw:style-name="fr1" draw:name="graphics5" text:anchor-type="paragraph" svg:width="6.3008in" svg:height="4.7252in" draw:z-index="4"><draw:image xlink:href="Pictures/100002010000032000000258CB0862F6.png" xlink:type="simple" xlink:show="embed" xlink:actuate="onLoad"/></draw:frame></text:p>
      <text:p text:style-name="Standard"/>
      <text:p text:style-name="Standard"><draw:frame draw:style-name="fr2" draw:name="graphics6" text:anchor-type="paragraph" svg:x="0.1083in" svg:y="-0.0252in" svg:width="6.4772in" svg:height="4.8575in" draw:z-index="5"><draw:image xlink:href="Pictures/10000201000003200000025804B85CB0.png" xlink:type="simple" xlink:show="embed" xlink:actuate="onLoad"/></draw:frame><text:soft-page-break/></text:p>
      <text:p text:style-name="Standard">nbins=25</text:p>
      <text:p text:style-name="Standard"><draw:frame draw:style-name="fr1" draw:name="graphics2" text:anchor-type="paragraph" svg:width="6.3827in" svg:height="4.7866in" draw:z-index="1"><draw:image xlink:href="Pictures/100002010000032000000258EC4F5767.png" xlink:type="simple" xlink:show="embed" xlink:actuate="onLoad"/></draw:frame></text:p>
      <text:p text:style-name="Standard"><draw:frame draw:style-name="fr2" draw:name="graphics3" text:anchor-type="paragraph" svg:x="0.3528in" svg:y="0.352in" svg:width="6.098in" svg:height="4.5728in" draw:z-index="2"><draw:image xlink:href="Pictures/1000020100000320000002580D73D2BB.png" xlink:type="simple" xlink:show="embed" xlink:actuate="onLoad"/></draw:frame><text:soft-page-break/>nbins=50</text:p>
      <text:p text:style-name="Standard"/>
      <text:p text:style-name="Standard">nbins=100</text:p>
      <text:p text:style-name="Standard"><draw:frame draw:style-name="fr1" draw:name="graphics4" text:anchor-type="paragraph" svg:width="6.1465in" svg:height="4.6098in" draw:z-index="3"><draw:image xlink:href="Pictures/1000020100000320000002587E2EF41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horndale AMT" fo:font-size="12pt" fo:language="en" fo:country="US" style:letter-kerning="true" style:font-name-asian="Albany AMT1" style:font-size-asian="12pt" style:language-asian="zh" style:country-asian="CN" style:font-name-complex="Albany AMT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 AMT" fo:font-size="14pt" style:font-name-asian="Albany AMT1" style:font-size-asian="14pt" style:font-name-complex="Albany AMT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uth Petrie</meta:initial-creator>
    <meta:creation-date>2015-01-20T16:07:46</meta:creation-date>
    <meta:document-statistic meta:table-count="0" meta:image-count="6" meta:object-count="0" meta:page-count="3" meta:paragraph-count="3" meta:word-count="3" meta:character-count="25"/>
    <dc:date>2015-01-20T16:43:07</dc:date>
    <dc:creator>Ruth Petrie</dc:creator>
    <meta:editing-duration>PT00H04M51S</meta:editing-duration>
    <meta:editing-cycles>1</meta:editing-cycles>
    <meta:generator>OpenOffice.org/3.2$Linux OpenOffice.org_project/320m12$Build-9483</meta:generator>
  </office:meta>
</office:document-meta>
</file>